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Courier New" fo:font-style="italic" style:font-style-asian="italic" style:font-style-complex="italic" fo:font-size="18pt" style:font-size-asian="18pt" style:font-size-complex="18pt"/>
    </style:style>
    <style:style style:name="P2" style:parent-style-name="Standard" style:family="paragraph">
      <style:paragraph-properties fo:text-align="center"/>
      <style:text-properties style:font-name="Courier New"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Courier New" fo:font-size="14pt" style:font-size-asian="14pt" style:font-size-complex="14pt"/>
    </style:style>
    <style:style style:name="P4" style:parent-style-name="Standard" style:family="paragraph">
      <style:text-properties style:font-name="Courier New" fo:font-weight="bold" style:font-weight-asian="bold" fo:font-style="italic" style:font-style-asian="italic"/>
    </style:style>
    <style:style style:name="P5" style:parent-style-name="Standard" style:family="paragraph">
      <style:text-properties style:font-name="Courier New"/>
    </style:style>
    <style:style style:name="P6" style:parent-style-name="Standard" style:family="paragraph">
      <style:text-properties style:font-name="Courier New"/>
    </style:style>
    <style:style style:name="P7" style:parent-style-name="Standard" style:family="paragraph">
      <style:text-properties style:font-name="Courier New"/>
    </style:style>
    <style:style style:name="P8" style:parent-style-name="Standard" style:family="paragraph">
      <style:text-properties style:font-name="Courier New"/>
    </style:style>
    <style:style style:name="P9" style:parent-style-name="Standard" style:family="paragraph">
      <style:text-properties style:font-name="Courier New"/>
    </style:style>
    <style:style style:name="P10" style:parent-style-name="Standard" style:family="paragraph">
      <style:text-properties style:font-name="Courier New"/>
    </style:style>
    <style:style style:name="P11" style:parent-style-name="Standard" style:family="paragraph">
      <style:text-properties style:font-name="Courier New"/>
    </style:style>
    <style:style style:name="P12" style:parent-style-name="Standard" style:family="paragraph">
      <style:text-properties style:font-name="Courier New"/>
    </style:style>
    <style:style style:name="P13" style:parent-style-name="Standard" style:family="paragraph">
      <style:text-properties style:font-name="Courier New"/>
    </style:style>
    <style:style style:name="P14" style:parent-style-name="Standard" style:family="paragraph">
      <style:text-properties style:font-name="Courier New"/>
    </style:style>
    <style:style style:name="T15" style:parent-style-name="Policepardéfaut" style:family="text">
      <style:text-properties style:font-name="Courier New"/>
    </style:style>
    <style:style style:name="T16" style:parent-style-name="Policepardéfaut" style:family="text">
      <style:text-properties style:font-name="Courier New" fo:font-weight="bold" style:font-weight-asian="bold"/>
    </style:style>
    <style:style style:name="T17" style:parent-style-name="Policepardéfaut" style:family="text">
      <style:text-properties style:font-name="Courier New" fo:font-weight="bold" style:font-weight-asian="bold"/>
    </style:style>
    <style:style style:name="T18" style:parent-style-name="Policepardéfaut" style:family="text">
      <style:text-properties style:font-name="Courier New"/>
    </style:style>
    <style:style style:name="T19" style:parent-style-name="Policepardéfaut" style:family="text">
      <style:text-properties style:font-name="Courier New"/>
    </style:style>
    <style:style style:name="T20" style:parent-style-name="Policepardéfaut" style:family="text">
      <style:text-properties style:font-name="Courier New"/>
    </style:style>
    <style:style style:name="P21" style:parent-style-name="Standard" style:family="paragraph">
      <style:text-properties style:font-name="Courier New"/>
    </style:style>
    <style:style style:name="T22" style:parent-style-name="Policepardéfaut" style:family="text">
      <style:text-properties style:font-name="Courier New" fo:font-weight="bold" style:font-weight-asian="bold" fo:font-style="italic" style:font-style-asian="italic"/>
    </style:style>
    <style:style style:name="T23" style:parent-style-name="Policepardéfaut" style:family="text">
      <style:text-properties style:font-name="Courier New"/>
    </style:style>
    <style:style style:name="T24" style:parent-style-name="Policepardéfaut" style:family="text">
      <style:text-properties style:font-name="Courier New"/>
    </style:style>
    <style:style style:name="T25" style:parent-style-name="Policepardéfaut" style:family="text">
      <style:text-properties style:font-name="Courier New"/>
    </style:style>
    <style:style style:name="T26" style:parent-style-name="Policepardéfaut" style:family="text">
      <style:text-properties style:font-name="Courier New"/>
    </style:style>
    <style:style style:name="T27" style:parent-style-name="Policepardéfaut" style:family="text">
      <style:text-properties style:font-name="Courier New"/>
    </style:style>
    <style:style style:name="T28" style:parent-style-name="Policepardéfaut" style:family="text">
      <style:text-properties style:font-name="Courier New"/>
    </style:style>
    <style:style style:name="T29" style:parent-style-name="Policepardéfaut" style:family="text">
      <style:text-properties style:font-name="Courier New"/>
    </style:style>
    <style:style style:name="T30" style:parent-style-name="Policepardéfaut" style:family="text">
      <style:text-properties style:font-name="Courier New"/>
    </style:style>
    <style:style style:name="T31" style:parent-style-name="Policepardéfaut" style:family="text">
      <style:text-properties style:font-name="Courier New"/>
    </style:style>
    <style:style style:name="T32" style:parent-style-name="Policepardéfaut" style:family="text">
      <style:text-properties style:font-name="Courier New"/>
    </style:style>
    <style:style style:name="T33" style:parent-style-name="Policepardéfaut" style:family="text">
      <style:text-properties style:font-name="Courier New"/>
    </style:style>
    <style:style style:name="T34" style:parent-style-name="Policepardéfaut" style:family="text">
      <style:text-properties style:font-name="Courier New"/>
    </style:style>
    <style:style style:name="T35" style:parent-style-name="Policepardéfaut" style:family="text">
      <style:text-properties style:font-name="Courier New"/>
    </style:style>
    <style:style style:name="T36" style:parent-style-name="Policepardéfaut" style:family="text">
      <style:text-properties style:font-name="Courier New"/>
    </style:style>
    <style:style style:name="T37" style:parent-style-name="Policepardéfaut" style:family="text">
      <style:text-properties style:font-name="Courier New"/>
    </style:style>
    <style:style style:name="T38" style:parent-style-name="Policepardéfaut" style:family="text">
      <style:text-properties style:font-name="Courier New"/>
    </style:style>
    <style:style style:name="T39" style:parent-style-name="Policepardéfaut" style:family="text">
      <style:text-properties style:font-name="Courier New"/>
    </style:style>
    <style:style style:name="T40" style:parent-style-name="Policepardéfaut" style:family="text">
      <style:text-properties style:font-name="Courier New"/>
    </style:style>
    <style:style style:name="T41" style:parent-style-name="Policepardéfaut" style:family="text">
      <style:text-properties style:font-name="Courier New"/>
    </style:style>
    <style:style style:name="T42" style:parent-style-name="Policepardéfaut" style:family="text">
      <style:text-properties style:font-name="Courier New"/>
    </style:style>
    <style:style style:name="T43" style:parent-style-name="Policepardéfaut" style:family="text">
      <style:text-properties style:font-name="Courier New"/>
    </style:style>
    <style:style style:name="T44" style:parent-style-name="Policepardéfaut" style:family="text">
      <style:text-properties style:font-name="Courier New"/>
    </style:style>
    <style:style style:name="T45" style:parent-style-name="Policepardéfaut" style:family="text">
      <style:text-properties style:font-name="Courier New"/>
    </style:style>
    <style:style style:name="T46" style:parent-style-name="Policepardéfaut" style:family="text">
      <style:text-properties style:font-name="Courier New"/>
    </style:style>
    <style:style style:name="T47" style:parent-style-name="Policepardéfaut" style:family="text">
      <style:text-properties style:font-name="Courier New"/>
    </style:style>
    <style:style style:name="T48" style:parent-style-name="Policepardéfaut" style:family="text">
      <style:text-properties style:font-name="Courier New"/>
    </style:style>
    <style:style style:name="T49" style:parent-style-name="Policepardéfaut" style:family="text">
      <style:text-properties style:font-name="Courier New" fo:font-weight="bold" style:font-weight-asian="bold"/>
    </style:style>
    <style:style style:name="T50" style:parent-style-name="Policepardéfaut" style:family="text">
      <style:text-properties style:font-name="Courier New"/>
    </style:style>
    <style:style style:name="T51" style:parent-style-name="Policepardéfaut" style:family="text">
      <style:text-properties style:font-name="Courier New"/>
    </style:style>
    <style:style style:name="T52" style:parent-style-name="Policepardéfaut" style:family="text">
      <style:text-properties style:font-name="Courier New"/>
    </style:style>
    <style:style style:name="T53" style:parent-style-name="Policepardéfaut" style:family="text">
      <style:text-properties style:font-name="Courier New"/>
    </style:style>
    <style:style style:name="P54" style:parent-style-name="Standard" style:family="paragraph">
      <style:text-properties style:font-name="Courier New"/>
    </style:style>
    <style:style style:name="T55" style:parent-style-name="Policepardéfaut" style:family="text">
      <style:text-properties style:font-name="Courier New" fo:font-weight="bold" style:font-weight-asian="bold" fo:font-style="italic" style:font-style-asian="italic"/>
    </style:style>
    <style:style style:name="T56" style:parent-style-name="Policepardéfaut" style:family="text">
      <style:text-properties style:font-name="Courier New"/>
    </style:style>
    <style:style style:name="T57" style:parent-style-name="Policepardéfaut" style:family="text">
      <style:text-properties style:font-name="Courier New"/>
    </style:style>
    <style:style style:name="T58" style:parent-style-name="Policepardéfaut" style:family="text">
      <style:text-properties style:font-name="Courier New"/>
    </style:style>
    <style:style style:name="T59" style:parent-style-name="Policepardéfaut" style:family="text">
      <style:text-properties style:font-name="Courier New"/>
    </style:style>
    <style:style style:name="T60" style:parent-style-name="Policepardéfaut" style:family="text">
      <style:text-properties style:font-name="Courier New"/>
    </style:style>
    <style:style style:name="T61" style:parent-style-name="Policepardéfaut" style:family="text">
      <style:text-properties style:font-name="Courier New"/>
    </style:style>
    <style:style style:name="T62" style:parent-style-name="Policepardéfaut" style:family="text">
      <style:text-properties style:font-name="Courier New"/>
    </style:style>
    <style:style style:name="T63" style:parent-style-name="Policepardéfaut" style:family="text">
      <style:text-properties style:font-name="Courier New"/>
    </style:style>
    <style:style style:name="T64" style:parent-style-name="Policepardéfaut" style:family="text">
      <style:text-properties style:font-name="Courier New"/>
    </style:style>
    <style:style style:name="T65" style:parent-style-name="Policepardéfaut" style:family="text">
      <style:text-properties style:font-name="Courier New"/>
    </style:style>
    <style:style style:name="T66" style:parent-style-name="Policepardéfaut" style:family="text">
      <style:text-properties style:font-name="Courier New"/>
    </style:style>
    <style:style style:name="T67" style:parent-style-name="Policepardéfaut" style:family="text">
      <style:text-properties style:font-name="Courier New"/>
    </style:style>
    <style:style style:name="T68" style:parent-style-name="Policepardéfaut" style:family="text">
      <style:text-properties style:font-name="Courier New"/>
    </style:style>
    <style:style style:name="T69" style:parent-style-name="Policepardéfaut" style:family="text">
      <style:text-properties style:font-name="Courier New" fo:font-weight="bold" style:font-weight-asian="bold" fo:font-style="italic" style:font-style-asian="italic"/>
    </style:style>
    <style:style style:name="P70" style:parent-style-name="Standard" style:list-style-name="LFO1" style:family="paragraph"/>
    <style:style style:name="T71" style:parent-style-name="Policepardéfaut" style:family="text">
      <style:text-properties style:font-name="Courier New"/>
    </style:style>
    <style:style style:name="P72" style:parent-style-name="Standard" style:list-style-name="LFO1" style:family="paragraph"/>
    <style:style style:name="T73" style:parent-style-name="Policepardéfaut" style:family="text">
      <style:text-properties style:font-name="Courier New"/>
    </style:style>
    <style:style style:name="P74" style:parent-style-name="Standard" style:list-style-name="LFO1" style:family="paragraph"/>
    <style:style style:name="T75" style:parent-style-name="Policepardéfaut" style:family="text">
      <style:text-properties style:font-name="Courier New"/>
    </style:style>
    <style:style style:name="T76" style:parent-style-name="Policepardéfaut" style:family="text">
      <style:text-properties style:font-name="Courier New"/>
    </style:style>
    <style:style style:name="P77" style:parent-style-name="Standard" style:list-style-name="LFO1" style:family="paragraph"/>
    <style:style style:name="T78" style:parent-style-name="Policepardéfaut" style:family="text">
      <style:text-properties style:font-name="Courier New"/>
    </style:style>
    <style:style style:name="P79" style:parent-style-name="Standard" style:list-style-name="LFO1" style:family="paragraph"/>
    <style:style style:name="T80" style:parent-style-name="Policepardéfaut" style:family="text">
      <style:text-properties style:font-name="Courier New"/>
    </style:style>
    <style:style style:name="P81" style:parent-style-name="Standard" style:list-style-name="LFO1" style:family="paragraph"/>
    <style:style style:name="T82" style:parent-style-name="Policepardéfaut" style:family="text">
      <style:text-properties style:font-name="Courier New"/>
    </style:style>
    <style:style style:name="P83" style:parent-style-name="Standard" style:list-style-name="LFO1" style:family="paragraph"/>
    <style:style style:name="T84" style:parent-style-name="Policepardéfaut" style:family="text">
      <style:text-properties style:font-name="Courier New"/>
    </style:style>
    <style:style style:name="P85" style:parent-style-name="Standard" style:list-style-name="LFO1" style:family="paragraph"/>
    <style:style style:name="T86" style:parent-style-name="Policepardéfaut" style:family="text">
      <style:text-properties style:font-name="Courier New"/>
    </style:style>
    <style:style style:name="P87" style:parent-style-name="Standard" style:list-style-name="LFO1" style:family="paragraph"/>
    <style:style style:name="T88" style:parent-style-name="Policepardéfaut" style:family="text">
      <style:text-properties style:font-name="Courier New"/>
    </style:style>
    <style:style style:name="P89" style:parent-style-name="Standard" style:list-style-name="LFO1" style:family="paragraph"/>
    <style:style style:name="T90" style:parent-style-name="Policepardéfaut" style:family="text">
      <style:text-properties style:font-name="Courier New"/>
    </style:style>
    <style:style style:name="P91" style:parent-style-name="Standard" style:list-style-name="LFO1" style:family="paragraph"/>
    <style:style style:name="T92" style:parent-style-name="Policepardéfaut" style:family="text">
      <style:text-properties style:font-name="Courier New"/>
    </style:style>
    <style:style style:name="P93" style:parent-style-name="Standard" style:list-style-name="LFO1" style:family="paragraph"/>
    <style:style style:name="T94" style:parent-style-name="Policepardéfaut" style:family="text">
      <style:text-properties style:font-name="Courier New"/>
    </style:style>
    <style:style style:name="P95" style:parent-style-name="Standard" style:list-style-name="LFO1" style:family="paragraph"/>
    <style:style style:name="T96" style:parent-style-name="Policepardéfaut" style:family="text">
      <style:text-properties style:font-name="Courier New"/>
    </style:style>
    <style:style style:name="P97" style:parent-style-name="Standard" style:list-style-name="LFO1" style:family="paragraph"/>
    <style:style style:name="T98" style:parent-style-name="Policepardéfaut" style:family="text">
      <style:text-properties style:font-name="Courier New"/>
    </style:style>
    <style:style style:name="P99" style:parent-style-name="Standard" style:list-style-name="LFO1" style:family="paragraph"/>
    <style:style style:name="T100" style:parent-style-name="Policepardéfaut" style:family="text">
      <style:text-properties style:font-name="Courier New"/>
    </style:style>
    <style:style style:name="P101" style:parent-style-name="Standard" style:list-style-name="LFO1" style:family="paragraph"/>
    <style:style style:name="T102" style:parent-style-name="Policepardéfaut" style:family="text">
      <style:text-properties style:font-name="Courier New"/>
    </style:style>
    <style:style style:name="P103" style:parent-style-name="Standard" style:family="paragraph">
      <style:text-properties style:font-name="Courier New"/>
    </style:style>
    <style:style style:name="T104" style:parent-style-name="Policepardéfaut" style:family="text">
      <style:text-properties style:font-name="Courier New" fo:font-weight="bold" style:font-weight-asian="bold" fo:font-style="italic" style:font-style-asian="italic"/>
    </style:style>
    <style:style style:name="T105" style:parent-style-name="Policepardéfaut" style:family="text">
      <style:text-properties style:font-name="Courier New"/>
    </style:style>
    <style:style style:name="T106" style:parent-style-name="Policepardéfaut" style:family="text">
      <style:text-properties style:font-name="Courier New"/>
    </style:style>
    <style:style style:name="T107" style:parent-style-name="Policepardéfaut" style:family="text">
      <style:text-properties style:font-name="Courier New"/>
    </style:style>
    <style:style style:name="T108" style:parent-style-name="Policepardéfaut" style:family="text">
      <style:text-properties style:font-name="Courier New"/>
    </style:style>
    <style:style style:name="T109" style:parent-style-name="Policepardéfaut" style:family="text">
      <style:text-properties style:font-name="Courier New"/>
    </style:style>
    <style:style style:name="T110" style:parent-style-name="Policepardéfaut" style:family="text">
      <style:text-properties style:font-name="Courier New"/>
    </style:style>
    <style:style style:name="T111" style:parent-style-name="Policepardéfaut" style:family="text">
      <style:text-properties style:font-name="Courier New"/>
    </style:style>
    <style:style style:name="T112" style:parent-style-name="Policepardéfaut" style:family="text">
      <style:text-properties style:font-name="Courier New"/>
    </style:style>
    <style:style style:name="T113" style:parent-style-name="Policepardéfaut" style:family="text">
      <style:text-properties style:font-name="Courier New"/>
    </style:style>
    <style:style style:name="T114" style:parent-style-name="Policepardéfaut" style:family="text">
      <style:text-properties style:font-name="Courier New"/>
    </style:style>
    <style:style style:name="T115" style:parent-style-name="Policepardéfaut" style:family="text">
      <style:text-properties style:font-name="Courier New"/>
    </style:style>
    <style:style style:name="T116" style:parent-style-name="Policepardéfaut" style:family="text">
      <style:text-properties style:font-name="Courier New"/>
    </style:style>
    <style:style style:name="T117" style:parent-style-name="Policepardéfaut" style:family="text">
      <style:text-properties style:font-name="Courier New"/>
    </style:style>
    <style:style style:name="T118" style:parent-style-name="Policepardéfaut" style:family="text">
      <style:text-properties style:font-name="Courier New"/>
    </style:style>
    <style:style style:name="T119" style:parent-style-name="Policepardéfaut" style:family="text">
      <style:text-properties style:font-name="Courier New"/>
    </style:style>
    <style:style style:name="T120" style:parent-style-name="Policepardéfaut" style:family="text">
      <style:text-properties style:font-name="Courier New"/>
    </style:style>
    <style:style style:name="T121" style:parent-style-name="Policepardéfaut" style:family="text">
      <style:text-properties style:font-name="Courier New"/>
    </style:style>
    <style:style style:name="T122" style:parent-style-name="Policepardéfaut" style:family="text">
      <style:text-properties style:font-name="Courier New"/>
    </style:style>
    <style:style style:name="T123" style:parent-style-name="Policepardéfaut" style:family="text">
      <style:text-properties style:font-name="Courier New"/>
    </style:style>
    <style:style style:name="T124" style:parent-style-name="Policepardéfaut" style:family="text">
      <style:text-properties style:font-name="Courier New"/>
    </style:style>
    <style:style style:name="T125" style:parent-style-name="Policepardéfaut" style:family="text">
      <style:text-properties style:font-name="Courier New"/>
    </style:style>
    <style:style style:name="T126" style:parent-style-name="Policepardéfaut" style:family="text">
      <style:text-properties style:font-name="Courier New"/>
    </style:style>
    <style:style style:name="T127" style:parent-style-name="Policepardéfaut" style:family="text">
      <style:text-properties style:font-name="Courier New"/>
    </style:style>
    <style:style style:name="T128" style:parent-style-name="Policepardéfaut" style:family="text">
      <style:text-properties style:font-name="Courier New"/>
    </style:style>
    <style:style style:name="T129" style:parent-style-name="Policepardéfaut" style:family="text">
      <style:text-properties style:font-name="Courier New"/>
    </style:style>
    <style:style style:name="T130" style:parent-style-name="Policepardéfaut" style:family="text">
      <style:text-properties style:font-name="Courier New"/>
    </style:style>
    <style:style style:name="T131" style:parent-style-name="Policepardéfaut" style:family="text">
      <style:text-properties style:font-name="Courier New"/>
    </style:style>
    <style:style style:name="T132" style:parent-style-name="Policepardéfaut" style:family="text">
      <style:text-properties style:font-name="Courier New"/>
    </style:style>
    <style:style style:name="T133" style:parent-style-name="Policepardéfaut" style:family="text">
      <style:text-properties style:font-name="Courier New" fo:font-weight="bold" style:font-weight-asian="bold" fo:font-style="italic" style:font-style-asian="italic"/>
    </style:style>
    <style:style style:name="T134" style:parent-style-name="Policepardéfaut" style:family="text">
      <style:text-properties style:font-name="Courier New"/>
    </style:style>
    <style:style style:name="T135" style:parent-style-name="Policepardéfaut" style:family="text">
      <style:text-properties style:font-name="Courier New"/>
    </style:style>
    <style:style style:name="T136" style:parent-style-name="Policepardéfaut" style:family="text">
      <style:text-properties style:font-name="Courier New"/>
    </style:style>
    <style:style style:name="T137" style:parent-style-name="Policepardéfaut" style:family="text">
      <style:text-properties style:font-name="Courier New"/>
    </style:style>
    <style:style style:name="T138" style:parent-style-name="Policepardéfaut" style:family="text">
      <style:text-properties style:font-name="Courier New"/>
    </style:style>
    <style:style style:name="T139" style:parent-style-name="Policepardéfaut" style:family="text">
      <style:text-properties style:font-name="Courier New"/>
    </style:style>
    <style:style style:name="T140" style:parent-style-name="Policepardéfaut" style:family="text">
      <style:text-properties style:font-name="Courier New"/>
    </style:style>
    <style:style style:name="T141" style:parent-style-name="Policepardéfaut" style:family="text">
      <style:text-properties style:font-name="Courier New"/>
    </style:style>
    <style:style style:name="T142" style:parent-style-name="Policepardéfaut" style:family="text">
      <style:text-properties style:font-name="Courier New"/>
    </style:style>
    <style:style style:name="T143" style:parent-style-name="Policepardéfaut" style:family="text">
      <style:text-properties style:font-name="Courier New"/>
    </style:style>
    <style:style style:name="T144" style:parent-style-name="Policepardéfaut" style:family="text">
      <style:text-properties style:font-name="Courier New"/>
    </style:style>
    <style:style style:name="T145" style:parent-style-name="Policepardéfaut" style:family="text">
      <style:text-properties style:font-name="Courier New"/>
    </style:style>
    <style:style style:name="T146" style:parent-style-name="Policepardéfaut" style:family="text">
      <style:text-properties style:font-name="Courier New" fo:font-weight="bold" style:font-weight-asian="bold" fo:font-style="italic" style:font-style-asian="italic"/>
    </style:style>
    <style:style style:name="T147" style:parent-style-name="Policepardéfaut" style:family="text">
      <style:text-properties style:font-name="Courier New"/>
    </style:style>
    <style:style style:name="T148" style:parent-style-name="Policepardéfaut" style:family="text">
      <style:text-properties style:font-name="Courier New"/>
    </style:style>
    <style:style style:name="T149" style:parent-style-name="Policepardéfaut" style:family="text">
      <style:text-properties style:font-name="Courier New"/>
    </style:style>
    <style:style style:name="T150" style:parent-style-name="Policepardéfaut" style:family="text">
      <style:text-properties style:font-name="Courier New"/>
    </style:style>
    <style:style style:name="T151" style:parent-style-name="Policepardéfaut" style:family="text">
      <style:text-properties style:font-name="Courier New"/>
    </style:style>
    <style:style style:name="T152" style:parent-style-name="Policepardéfaut" style:family="text">
      <style:text-properties style:font-name="Courier New"/>
    </style:style>
    <style:style style:name="T153" style:parent-style-name="Policepardéfaut" style:family="text">
      <style:text-properties style:font-name="Courier New"/>
    </style:style>
    <style:style style:name="T154" style:parent-style-name="Policepardéfaut" style:family="text">
      <style:text-properties style:font-name="Courier New"/>
    </style:style>
    <style:style style:name="T155" style:parent-style-name="Policepardéfaut" style:family="text">
      <style:text-properties style:font-name="Courier New"/>
    </style:style>
    <style:style style:name="T156" style:parent-style-name="Policepardéfaut" style:family="text">
      <style:text-properties style:font-name="Courier New"/>
    </style:style>
    <style:style style:name="T157" style:parent-style-name="Policepardéfaut" style:family="text">
      <style:text-properties style:font-name="Courier New"/>
    </style:style>
    <style:style style:name="T158" style:parent-style-name="Policepardéfaut" style:family="text">
      <style:text-properties style:font-name="Courier New"/>
    </style:style>
    <style:style style:name="T159" style:parent-style-name="Policepardéfaut" style:family="text">
      <style:text-properties style:font-name="Courier New" fo:font-weight="bold" style:font-weight-asian="bold" fo:font-style="italic" style:font-style-asian="italic"/>
    </style:style>
    <style:style style:name="T160" style:parent-style-name="Policepardéfaut" style:family="text">
      <style:text-properties style:font-name="Courier New" fo:font-weight="bold" style:font-weight-asian="bold" fo:font-style="italic" style:font-style-asian="italic"/>
    </style:style>
    <style:style style:name="T161" style:parent-style-name="Policepardéfaut" style:family="text">
      <style:text-properties style:font-name="Courier New"/>
    </style:style>
    <style:style style:name="T162" style:parent-style-name="Policepardéfaut" style:family="text">
      <style:text-properties style:font-name="Courier New"/>
    </style:style>
    <style:style style:name="T163" style:parent-style-name="Policepardéfaut" style:family="text">
      <style:text-properties style:font-name="Courier New"/>
    </style:style>
    <style:style style:name="T164" style:parent-style-name="Policepardéfaut" style:family="text">
      <style:text-properties style:font-name="Courier New"/>
    </style:style>
    <style:style style:name="T165" style:parent-style-name="Policepardéfaut" style:family="text">
      <style:text-properties style:font-name="Courier New"/>
    </style:style>
    <style:style style:name="T166" style:parent-style-name="Policepardéfaut" style:family="text">
      <style:text-properties style:font-name="Courier New"/>
    </style:style>
    <style:style style:name="T167" style:parent-style-name="Policepardéfaut" style:family="text">
      <style:text-properties style:font-name="Courier New"/>
    </style:style>
    <style:style style:name="T168" style:parent-style-name="Policepardéfaut" style:family="text">
      <style:text-properties style:font-name="Courier New"/>
    </style:style>
    <style:style style:name="T169" style:parent-style-name="Policepardéfaut" style:family="text">
      <style:text-properties style:font-name="Courier New"/>
    </style:style>
    <style:style style:name="T170" style:parent-style-name="Policepardéfaut" style:family="text">
      <style:text-properties style:font-name="Courier New"/>
    </style:style>
    <style:style style:name="T171" style:parent-style-name="Policepardéfaut" style:family="text">
      <style:text-properties style:font-name="Courier New"/>
    </style:style>
    <style:style style:name="T172" style:parent-style-name="Policepardéfaut" style:family="text">
      <style:text-properties style:font-name="Courier New"/>
    </style:style>
    <style:style style:name="T173" style:parent-style-name="Policepardéfaut" style:family="text">
      <style:text-properties style:font-name="Courier New"/>
    </style:style>
    <style:style style:name="P174" style:parent-style-name="Standard" style:family="paragraph">
      <style:text-properties style:font-name="Courier New"/>
    </style:style>
    <style:style style:name="T175" style:parent-style-name="Policepardéfaut" style:family="text">
      <style:text-properties style:font-name="Courier New" fo:font-weight="bold" style:font-weight-asian="bold" fo:font-style="italic" style:font-style-asian="italic"/>
    </style:style>
    <style:style style:name="T176" style:parent-style-name="Policepardéfaut" style:family="text">
      <style:text-properties style:font-name="Courier New"/>
    </style:style>
    <style:style style:name="T177" style:parent-style-name="Policepardéfaut" style:family="text">
      <style:text-properties style:font-name="Courier New"/>
    </style:style>
    <style:style style:name="T178" style:parent-style-name="Policepardéfaut" style:family="text">
      <style:text-properties style:font-name="Courier New"/>
    </style:style>
    <style:style style:name="T179" style:parent-style-name="Policepardéfaut" style:family="text">
      <style:text-properties style:font-name="Courier New"/>
    </style:style>
    <style:style style:name="T180" style:parent-style-name="Policepardéfaut" style:family="text">
      <style:text-properties style:font-name="Courier New"/>
    </style:style>
    <style:style style:name="T181" style:parent-style-name="Policepardéfaut" style:family="text">
      <style:text-properties style:font-name="Courier New"/>
    </style:style>
    <style:style style:name="T182" style:parent-style-name="Policepardéfaut" style:family="text">
      <style:text-properties style:font-name="Courier New" fo:font-weight="bold" style:font-weight-asian="bold"/>
    </style:style>
    <style:style style:name="T183" style:parent-style-name="Policepardéfaut" style:family="text">
      <style:text-properties style:font-name="Courier New" fo:font-weight="bold" style:font-weight-asian="bold"/>
    </style:style>
    <style:style style:name="T184" style:parent-style-name="Policepardéfaut" style:family="text">
      <style:text-properties style:font-name="Courier New"/>
    </style:style>
    <style:style style:name="T185" style:parent-style-name="Policepardéfaut" style:family="text">
      <style:text-properties style:font-name="Courier New"/>
    </style:style>
    <style:style style:name="T186" style:parent-style-name="Policepardéfaut" style:family="text">
      <style:text-properties style:font-name="Courier New"/>
    </style:style>
    <style:style style:name="T187" style:parent-style-name="Policepardéfaut" style:family="text">
      <style:text-properties style:font-name="Courier New"/>
    </style:style>
    <style:style style:name="T188" style:parent-style-name="Policepardéfaut" style:family="text">
      <style:text-properties style:font-name="Courier New"/>
    </style:style>
    <style:style style:name="T189" style:parent-style-name="Policepardéfaut" style:family="text">
      <style:text-properties style:font-name="Courier New"/>
    </style:style>
    <style:style style:name="T190" style:parent-style-name="Policepardéfaut" style:family="text">
      <style:text-properties style:font-name="Courier New"/>
    </style:style>
    <style:style style:name="T191" style:parent-style-name="Policepardéfaut" style:family="text">
      <style:text-properties style:font-name="Courier New"/>
    </style:style>
    <style:style style:name="T192" style:parent-style-name="Policepardéfaut" style:family="text">
      <style:text-properties style:font-name="Courier New"/>
    </style:style>
    <style:style style:name="T193" style:parent-style-name="Policepardéfaut" style:family="text">
      <style:text-properties style:font-name="Courier New"/>
    </style:style>
    <style:style style:name="T194" style:parent-style-name="Policepardéfaut" style:family="text">
      <style:text-properties style:font-name="Courier New"/>
    </style:style>
    <style:style style:name="T195" style:parent-style-name="Policepardéfaut" style:family="text">
      <style:text-properties style:font-name="Courier New"/>
    </style:style>
    <style:style style:name="T196" style:parent-style-name="Policepardéfaut" style:family="text">
      <style:text-properties style:font-name="Courier New"/>
    </style:style>
    <style:style style:name="T197" style:parent-style-name="Policepardéfaut" style:family="text">
      <style:text-properties style:font-name="Courier New"/>
    </style:style>
    <style:style style:name="T198" style:parent-style-name="Policepardéfaut" style:family="text">
      <style:text-properties style:font-name="Courier New"/>
    </style:style>
    <style:style style:name="T199" style:parent-style-name="Policepardéfaut" style:family="text">
      <style:text-properties style:font-name="Courier New"/>
    </style:style>
    <style:style style:name="T200" style:parent-style-name="Policepardéfaut" style:family="text">
      <style:text-properties style:font-name="Courier New"/>
    </style:style>
    <style:style style:name="T201" style:parent-style-name="Policepardéfaut" style:family="text">
      <style:text-properties style:font-name="Courier New"/>
    </style:style>
    <style:style style:name="T202" style:parent-style-name="Policepardéfaut" style:family="text">
      <style:text-properties style:font-name="Courier New"/>
    </style:style>
    <style:style style:name="T203" style:parent-style-name="Policepardéfaut" style:family="text">
      <style:text-properties style:font-name="Courier New"/>
    </style:style>
    <style:style style:name="T204" style:parent-style-name="Policepardéfaut" style:family="text">
      <style:text-properties style:font-name="Courier New"/>
    </style:style>
    <style:style style:name="T205" style:parent-style-name="Policepardéfaut" style:family="text">
      <style:text-properties style:font-name="Courier New"/>
    </style:style>
    <style:style style:name="T206" style:parent-style-name="Policepardéfaut" style:family="text">
      <style:text-properties style:font-name="Courier New"/>
    </style:style>
    <style:style style:name="T207" style:parent-style-name="Policepardéfaut" style:family="text">
      <style:text-properties style:font-name="Courier New"/>
    </style:style>
    <style:style style:name="T208" style:parent-style-name="Policepardéfaut" style:family="text">
      <style:text-properties style:font-name="Courier New"/>
    </style:style>
    <style:style style:name="T209" style:parent-style-name="Policepardéfaut" style:family="text">
      <style:text-properties style:font-name="Courier New"/>
    </style:style>
    <style:style style:name="T210" style:parent-style-name="Policepardéfaut" style:family="text">
      <style:text-properties style:font-name="Courier New"/>
    </style:style>
    <style:style style:name="T211" style:parent-style-name="Policepardéfaut" style:family="text">
      <style:text-properties style:font-name="Courier New"/>
    </style:style>
    <style:style style:name="T212" style:parent-style-name="Policepardéfaut" style:family="text">
      <style:text-properties style:font-name="Courier New"/>
    </style:style>
    <style:style style:name="T213" style:parent-style-name="Policepardéfaut" style:family="text">
      <style:text-properties style:font-name="Courier New" fo:font-weight="bold" style:font-weight-asian="bold" fo:font-style="italic" style:font-style-asian="italic"/>
    </style:style>
    <style:style style:name="T214" style:parent-style-name="Policepardéfaut" style:family="text">
      <style:text-properties style:font-name="Courier New" fo:font-weight="bold" style:font-weight-asian="bold" fo:font-style="italic" style:font-style-asian="italic"/>
    </style:style>
    <style:style style:name="T215" style:parent-style-name="Policepardéfaut" style:family="text">
      <style:text-properties style:font-name="Courier New" fo:font-weight="bold" style:font-weight-asian="bold" fo:font-style="italic" style:font-style-asian="italic"/>
    </style:style>
    <style:style style:name="T216" style:parent-style-name="Policepardéfaut" style:family="text">
      <style:text-properties style:font-name="Courier New" fo:font-weight="bold" style:font-weight-asian="bold" fo:font-style="italic" style:font-style-asian="italic"/>
    </style:style>
    <style:style style:name="T217" style:parent-style-name="Policepardéfaut" style:family="text">
      <style:text-properties style:font-name="Courier New" fo:font-weight="bold" style:font-weight-asian="bold" fo:font-style="italic" style:font-style-asian="italic"/>
    </style:style>
    <style:style style:name="T218" style:parent-style-name="Policepardéfaut" style:family="text">
      <style:text-properties style:font-name="Courier New" fo:font-weight="bold" style:font-weight-asian="bold" fo:font-style="italic" style:font-style-asian="italic"/>
    </style:style>
    <style:style style:name="T219" style:parent-style-name="Policepardéfaut" style:family="text">
      <style:text-properties style:font-name="Courier New" fo:font-weight="bold" style:font-weight-asian="bold" fo:font-style="italic" style:font-style-asian="italic"/>
    </style:style>
    <style:style style:name="T220" style:parent-style-name="Policepardéfaut" style:family="text">
      <style:text-properties style:font-name="Courier New" fo:font-weight="bold" style:font-weight-asian="bold" fo:font-style="italic" style:font-style-asian="italic"/>
    </style:style>
    <style:style style:name="T221" style:parent-style-name="Policepardéfaut" style:family="text">
      <style:text-properties style:font-name="Courier New" fo:font-weight="bold" style:font-weight-asian="bold" fo:font-style="italic" style:font-style-asian="italic"/>
    </style:style>
    <style:style style:name="T222" style:parent-style-name="Policepardéfaut" style:family="text">
      <style:text-properties style:font-name="Courier New" fo:font-weight="bold" style:font-weight-asian="bold" fo:font-style="italic" style:font-style-asian="italic"/>
    </style:style>
    <style:style style:name="T223" style:parent-style-name="Policepardéfaut" style:family="text">
      <style:text-properties style:font-name="Courier New" fo:font-weight="bold" style:font-weight-asian="bold" fo:font-style="italic" style:font-style-asian="italic"/>
    </style:style>
    <style:style style:name="T224" style:parent-style-name="Policepardéfaut" style:family="text">
      <style:text-properties style:font-name="Courier New" fo:font-weight="bold" style:font-weight-asian="bold" fo:font-style="italic" style:font-style-asian="italic"/>
    </style:style>
    <style:style style:name="T225" style:parent-style-name="Policepardéfaut" style:family="text">
      <style:text-properties style:font-name="Courier New" fo:font-weight="bold" style:font-weight-asian="bold" fo:font-style="italic" style:font-style-asian="italic"/>
    </style:style>
    <style:style style:name="T226" style:parent-style-name="Policepardéfaut" style:family="text">
      <style:text-properties style:font-name="Courier New" fo:font-weight="bold" style:font-weight-asian="bold" fo:font-style="italic" style:font-style-asian="italic"/>
    </style:style>
    <style:style style:name="T227" style:parent-style-name="Policepardéfaut" style:family="text">
      <style:text-properties style:font-name="Courier New" fo:font-weight="bold" style:font-weight-asian="bold" fo:font-style="italic" style:font-style-asian="italic"/>
    </style:style>
    <style:style style:name="T228" style:parent-style-name="Policepardéfaut" style:family="text">
      <style:text-properties style:font-name="Courier New" fo:font-weight="bold" style:font-weight-asian="bold" fo:font-style="italic" style:font-style-asian="italic"/>
    </style:style>
    <style:style style:name="T229" style:parent-style-name="Policepardéfaut" style:family="text">
      <style:text-properties style:font-name="Courier New" fo:font-weight="bold" style:font-weight-asian="bold" fo:font-style="italic" style:font-style-asian="italic"/>
    </style:style>
    <style:style style:name="T230" style:parent-style-name="Policepardéfaut" style:family="text">
      <style:text-properties style:font-name="Courier New"/>
    </style:style>
    <style:style style:name="T231" style:parent-style-name="Policepardéfaut" style:family="text">
      <style:text-properties style:font-name="Courier New"/>
    </style:style>
    <style:style style:name="T232" style:parent-style-name="Policepardéfaut" style:family="text">
      <style:text-properties style:font-name="Courier New"/>
    </style:style>
    <style:style style:name="T233" style:parent-style-name="Policepardéfaut" style:family="text">
      <style:text-properties style:font-name="Courier New"/>
    </style:style>
    <style:style style:name="T234" style:parent-style-name="Policepardéfaut" style:family="text">
      <style:text-properties style:font-name="Courier New"/>
    </style:style>
    <style:style style:name="T235" style:parent-style-name="Policepardéfaut" style:family="text">
      <style:text-properties style:font-name="Courier New"/>
    </style:style>
    <style:style style:name="T236" style:parent-style-name="Policepardéfaut" style:family="text">
      <style:text-properties style:font-name="Courier New" fo:font-weight="bold" style:font-weight-asian="bold" fo:font-style="italic" style:font-style-asian="italic"/>
    </style:style>
    <style:style style:name="T237" style:parent-style-name="Policepardéfaut" style:family="text">
      <style:text-properties style:font-name="Courier New"/>
    </style:style>
    <style:style style:name="T238" style:parent-style-name="Policepardéfaut" style:family="text">
      <style:text-properties style:font-name="Courier New"/>
    </style:style>
    <style:style style:name="T239" style:parent-style-name="Policepardéfaut" style:family="text">
      <style:text-properties style:font-name="Courier New"/>
    </style:style>
    <style:style style:name="T240" style:parent-style-name="Policepardéfaut" style:family="text">
      <style:text-properties style:font-name="Courier New"/>
    </style:style>
    <style:style style:name="T241" style:parent-style-name="Policepardéfaut" style:family="text">
      <style:text-properties style:font-name="Courier New"/>
    </style:style>
    <style:style style:name="T242" style:parent-style-name="Policepardéfaut" style:family="text">
      <style:text-properties style:font-name="Courier New"/>
    </style:style>
    <style:style style:name="T243" style:parent-style-name="Policepardéfaut" style:family="text">
      <style:text-properties style:font-name="Courier New"/>
    </style:style>
    <style:style style:name="T244" style:parent-style-name="Policepardéfaut" style:family="text">
      <style:text-properties style:font-name="Courier New"/>
    </style:style>
    <style:style style:name="T245" style:parent-style-name="Policepardéfaut" style:family="text">
      <style:text-properties style:font-name="Courier New"/>
    </style:style>
    <style:style style:name="T246" style:parent-style-name="Policepardéfaut" style:family="text">
      <style:text-properties style:font-name="Courier New"/>
    </style:style>
    <style:style style:name="T247" style:parent-style-name="Policepardéfaut" style:family="text">
      <style:text-properties style:font-name="Courier New" fo:font-weight="bold" style:font-weight-asian="bold" fo:font-style="italic" style:font-style-asian="italic"/>
    </style:style>
    <style:style style:name="T248" style:parent-style-name="Policepardéfaut" style:family="text">
      <style:text-properties style:font-name="Courier New"/>
    </style:style>
    <style:style style:name="T249" style:parent-style-name="Policepardéfaut" style:family="text">
      <style:text-properties style:font-name="Courier New"/>
    </style:style>
    <style:style style:name="T250" style:parent-style-name="Policepardéfaut" style:family="text">
      <style:text-properties style:font-name="Courier New"/>
    </style:style>
    <style:style style:name="T251" style:parent-style-name="Policepardéfaut" style:family="text">
      <style:text-properties style:font-name="Courier New"/>
    </style:style>
    <style:style style:name="T252" style:parent-style-name="Policepardéfaut" style:family="text">
      <style:text-properties style:font-name="Courier New"/>
    </style:style>
    <style:style style:name="T253" style:parent-style-name="Policepardéfaut" style:family="text">
      <style:text-properties style:font-name="Courier New"/>
    </style:style>
    <style:style style:name="T254" style:parent-style-name="Policepardéfaut" style:family="text">
      <style:text-properties style:font-name="Courier New"/>
    </style:style>
    <style:style style:name="T255" style:parent-style-name="Policepardéfaut" style:family="text">
      <style:text-properties style:font-name="Courier New"/>
    </style:style>
    <style:style style:name="T256" style:parent-style-name="Policepardéfaut" style:family="text">
      <style:text-properties style:font-name="Courier New"/>
    </style:style>
    <style:style style:name="T257" style:parent-style-name="Policepardéfaut" style:family="text">
      <style:text-properties style:font-name="Courier New"/>
    </style:style>
    <style:style style:name="T258" style:parent-style-name="Policepardéfaut" style:family="text">
      <style:text-properties style:font-name="Courier New"/>
    </style:style>
    <style:style style:name="T259" style:parent-style-name="Policepardéfaut" style:family="text">
      <style:text-properties style:font-name="Courier New"/>
    </style:style>
    <style:style style:name="T260" style:parent-style-name="Policepardéfaut" style:family="text">
      <style:text-properties style:font-name="Courier New"/>
    </style:style>
    <style:style style:name="T261" style:parent-style-name="Policepardéfaut" style:family="text">
      <style:text-properties style:font-name="Courier New"/>
    </style:style>
    <style:style style:name="T262" style:parent-style-name="Policepardéfaut" style:family="text">
      <style:text-properties style:font-name="Courier New"/>
    </style:style>
    <style:style style:name="T263" style:parent-style-name="Policepardéfaut" style:family="text">
      <style:text-properties style:font-name="Courier New"/>
    </style:style>
    <style:style style:name="T264" style:parent-style-name="Policepardéfaut" style:family="text">
      <style:text-properties style:font-name="Courier New"/>
    </style:style>
    <style:style style:name="T265" style:parent-style-name="Policepardéfaut" style:family="text">
      <style:text-properties style:font-name="Courier New"/>
    </style:style>
    <style:style style:name="T266" style:parent-style-name="Policepardéfaut" style:family="text">
      <style:text-properties style:font-name="Courier New"/>
    </style:style>
    <style:style style:name="T267" style:parent-style-name="Policepardéfaut" style:family="text">
      <style:text-properties style:font-name="Courier New"/>
    </style:style>
    <style:style style:name="T268" style:parent-style-name="Policepardéfaut" style:family="text">
      <style:text-properties style:font-name="Courier New"/>
    </style:style>
    <style:style style:name="T269" style:parent-style-name="Policepardéfaut" style:family="text">
      <style:text-properties style:font-name="Courier New"/>
    </style:style>
    <style:style style:name="T270" style:parent-style-name="Policepardéfaut" style:family="text">
      <style:text-properties style:font-name="Courier New"/>
    </style:style>
    <style:style style:name="T271" style:parent-style-name="Policepardéfaut" style:family="text">
      <style:text-properties style:font-name="Courier New"/>
    </style:style>
    <style:style style:name="T272" style:parent-style-name="Policepardéfaut" style:family="text">
      <style:text-properties style:font-name="Courier New"/>
    </style:style>
    <style:style style:name="T273" style:parent-style-name="Policepardéfaut" style:family="text">
      <style:text-properties style:font-name="Courier New"/>
    </style:style>
    <style:style style:name="T274" style:parent-style-name="Policepardéfaut" style:family="text">
      <style:text-properties style:font-name="Courier New"/>
    </style:style>
    <style:style style:name="T275" style:parent-style-name="Policepardéfaut" style:family="text">
      <style:text-properties style:font-name="Courier New"/>
    </style:style>
    <style:style style:name="T276" style:parent-style-name="Policepardéfaut" style:family="text">
      <style:text-properties style:font-name="Courier New"/>
    </style:style>
    <style:style style:name="T277" style:parent-style-name="Policepardéfaut" style:family="text">
      <style:text-properties style:font-name="Courier New" fo:font-weight="bold" style:font-weight-asian="bold" fo:font-style="italic" style:font-style-asian="italic"/>
    </style:style>
    <style:style style:name="T278" style:parent-style-name="Policepardéfaut" style:family="text">
      <style:text-properties style:font-name="Courier New"/>
    </style:style>
    <style:style style:name="T279" style:parent-style-name="Policepardéfaut" style:family="text">
      <style:text-properties style:font-name="Courier New"/>
    </style:style>
    <style:style style:name="T280" style:parent-style-name="Policepardéfaut" style:family="text">
      <style:text-properties style:font-name="Courier New"/>
    </style:style>
    <style:style style:name="T281" style:parent-style-name="Policepardéfaut" style:family="text">
      <style:text-properties style:font-name="Courier New"/>
    </style:style>
    <style:style style:name="T282" style:parent-style-name="Policepardéfaut" style:family="text">
      <style:text-properties style:font-name="Courier New"/>
    </style:style>
    <style:style style:name="T283" style:parent-style-name="Policepardéfaut" style:family="text">
      <style:text-properties style:font-name="Courier New"/>
    </style:style>
    <style:style style:name="T284" style:parent-style-name="Policepardéfaut" style:family="text">
      <style:text-properties style:font-name="Courier New"/>
    </style:style>
    <style:style style:name="T285" style:parent-style-name="Policepardéfaut" style:family="text">
      <style:text-properties style:font-name="Courier New"/>
    </style:style>
    <style:style style:name="T286" style:parent-style-name="Policepardéfaut" style:family="text">
      <style:text-properties style:font-name="Courier New"/>
    </style:style>
    <style:style style:name="T287" style:parent-style-name="Policepardéfaut" style:family="text">
      <style:text-properties style:font-name="Courier New"/>
    </style:style>
    <style:style style:name="T288" style:parent-style-name="Policepardéfaut" style:family="text">
      <style:text-properties style:font-name="Courier New"/>
    </style:style>
    <style:style style:name="T289" style:parent-style-name="Policepardéfaut" style:family="text">
      <style:text-properties style:font-name="Courier New"/>
    </style:style>
    <style:style style:name="T290" style:parent-style-name="Policepardéfaut" style:family="text">
      <style:text-properties style:font-name="Courier New"/>
    </style:style>
    <style:style style:name="T291" style:parent-style-name="Policepardéfaut" style:family="text">
      <style:text-properties style:font-name="Courier New"/>
    </style:style>
    <style:style style:name="T292" style:parent-style-name="Policepardéfaut" style:family="text">
      <style:text-properties style:font-name="Courier New"/>
    </style:style>
    <style:style style:name="T293" style:parent-style-name="Policepardéfaut" style:family="text">
      <style:text-properties style:font-name="Courier New"/>
    </style:style>
    <style:style style:name="T294" style:parent-style-name="Policepardéfaut" style:family="text">
      <style:text-properties style:font-name="Courier New"/>
    </style:style>
    <style:style style:name="T295" style:parent-style-name="Policepardéfaut" style:family="text">
      <style:text-properties style:font-name="Courier New"/>
    </style:style>
    <style:style style:name="T296" style:parent-style-name="Policepardéfaut" style:family="text">
      <style:text-properties style:font-name="Courier New"/>
    </style:style>
    <style:style style:name="T297" style:parent-style-name="Policepardéfaut" style:family="text">
      <style:text-properties style:font-name="Courier New"/>
    </style:style>
    <style:style style:name="T298" style:parent-style-name="Policepardéfaut" style:family="text">
      <style:text-properties style:font-name="Courier New"/>
    </style:style>
    <style:style style:name="T299" style:parent-style-name="Policepardéfaut" style:family="text">
      <style:text-properties style:font-name="Courier New"/>
    </style:style>
    <style:style style:name="T300" style:parent-style-name="Policepardéfaut" style:family="text">
      <style:text-properties style:font-name="Courier New"/>
    </style:style>
    <style:style style:name="T301" style:parent-style-name="Policepardéfaut" style:family="text">
      <style:text-properties style:font-name="Courier New"/>
    </style:style>
    <style:style style:name="T302" style:parent-style-name="Policepardéfaut" style:family="text">
      <style:text-properties style:font-name="Courier New"/>
    </style:style>
    <style:style style:name="T303" style:parent-style-name="Policepardéfaut" style:family="text">
      <style:text-properties style:font-name="Courier New"/>
    </style:style>
    <style:style style:name="T304" style:parent-style-name="Policepardéfaut" style:family="text">
      <style:text-properties style:font-name="Courier New"/>
    </style:style>
    <style:style style:name="T305" style:parent-style-name="Policepardéfaut" style:family="text">
      <style:text-properties style:font-name="Courier New"/>
    </style:style>
    <style:style style:name="T306" style:parent-style-name="Policepardéfaut" style:family="text">
      <style:text-properties style:font-name="Courier New"/>
    </style:style>
    <style:style style:name="T307" style:parent-style-name="Policepardéfaut" style:family="text">
      <style:text-properties style:font-name="Courier New"/>
    </style:style>
    <style:style style:name="T308" style:parent-style-name="Policepardéfaut" style:family="text">
      <style:text-properties style:font-name="Courier New"/>
    </style:style>
    <style:style style:name="T309" style:parent-style-name="Policepardéfaut" style:family="text">
      <style:text-properties style:font-name="Courier New"/>
    </style:style>
    <style:style style:name="T310" style:parent-style-name="Policepardéfaut" style:family="text">
      <style:text-properties style:font-name="Courier New"/>
    </style:style>
    <style:style style:name="T311" style:parent-style-name="Policepardéfaut" style:family="text">
      <style:text-properties style:font-name="Courier New"/>
    </style:style>
    <style:style style:name="T312" style:parent-style-name="Policepardéfaut" style:family="text">
      <style:text-properties style:font-name="Courier New"/>
    </style:style>
    <style:style style:name="T313" style:parent-style-name="Policepardéfaut" style:family="text">
      <style:text-properties style:font-name="Courier New"/>
    </style:style>
    <style:style style:name="T314" style:parent-style-name="Policepardéfaut" style:family="text">
      <style:text-properties style:font-name="Courier New"/>
    </style:style>
    <style:style style:name="T315" style:parent-style-name="Policepardéfaut" style:family="text">
      <style:text-properties style:font-name="Courier New"/>
    </style:style>
    <style:style style:name="T316" style:parent-style-name="Policepardéfaut" style:family="text">
      <style:text-properties style:font-name="Courier New"/>
    </style:style>
    <style:style style:name="T317" style:parent-style-name="Policepardéfaut" style:family="text">
      <style:text-properties style:font-name="Courier New"/>
    </style:style>
    <style:style style:name="T318" style:parent-style-name="Policepardéfaut" style:family="text">
      <style:text-properties style:font-name="Courier New"/>
    </style:style>
    <style:style style:name="T319" style:parent-style-name="Policepardéfaut" style:family="text">
      <style:text-properties style:font-name="Courier New"/>
    </style:style>
    <style:style style:name="T320" style:parent-style-name="Policepardéfaut" style:family="text">
      <style:text-properties style:font-name="Courier New"/>
    </style:style>
    <style:style style:name="T321" style:parent-style-name="Policepardéfaut" style:family="text">
      <style:text-properties style:font-name="Courier New"/>
    </style:style>
    <style:style style:name="T322" style:parent-style-name="Policepardéfaut" style:family="text">
      <style:text-properties style:font-name="Courier New"/>
    </style:style>
    <style:style style:name="T323" style:parent-style-name="Policepardéfaut" style:family="text">
      <style:text-properties style:font-name="Courier New"/>
    </style:style>
    <style:style style:name="T324" style:parent-style-name="Policepardéfaut" style:family="text">
      <style:text-properties style:font-name="Courier New"/>
    </style:style>
    <style:style style:name="T325" style:parent-style-name="Policepardéfaut" style:family="text">
      <style:text-properties style:font-name="Courier New"/>
    </style:style>
    <style:style style:name="T326" style:parent-style-name="Policepardéfaut" style:family="text">
      <style:text-properties style:font-name="Courier New"/>
    </style:style>
    <style:style style:name="T327" style:parent-style-name="Policepardéfaut" style:family="text">
      <style:text-properties style:font-name="Courier New"/>
    </style:style>
    <style:style style:name="T328" style:parent-style-name="Policepardéfaut" style:family="text">
      <style:text-properties style:font-name="Courier New"/>
    </style:style>
    <style:style style:name="T329" style:parent-style-name="Policepardéfaut" style:family="text">
      <style:text-properties style:font-name="Courier New"/>
    </style:style>
    <style:style style:name="T330" style:parent-style-name="Policepardéfaut" style:family="text">
      <style:text-properties style:font-name="Courier New"/>
    </style:style>
    <style:style style:name="T331" style:parent-style-name="Policepardéfaut" style:family="text">
      <style:text-properties style:font-name="Courier New"/>
    </style:style>
    <style:style style:name="T332" style:parent-style-name="Policepardéfaut" style:family="text">
      <style:text-properties style:font-name="Courier New"/>
    </style:style>
    <style:style style:name="T333" style:parent-style-name="Policepardéfaut" style:family="text">
      <style:text-properties style:font-name="Courier New"/>
    </style:style>
    <style:style style:name="T334" style:parent-style-name="Policepardéfaut" style:family="text">
      <style:text-properties style:font-name="Courier New"/>
    </style:style>
    <style:style style:name="T335" style:parent-style-name="Policepardéfaut" style:family="text">
      <style:text-properties style:font-name="Courier New"/>
    </style:style>
    <style:style style:name="T336" style:parent-style-name="Policepardéfaut" style:family="text">
      <style:text-properties style:font-name="Courier New"/>
    </style:style>
    <style:style style:name="T337" style:parent-style-name="Policepardéfaut" style:family="text">
      <style:text-properties style:font-name="Courier New"/>
    </style:style>
    <style:style style:name="T338" style:parent-style-name="Policepardéfaut" style:family="text">
      <style:text-properties style:font-name="Courier New"/>
    </style:style>
    <style:style style:name="T339" style:parent-style-name="Policepardéfaut" style:family="text">
      <style:text-properties style:font-name="Courier New" fo:font-weight="bold" style:font-weight-asian="bold" fo:font-style="italic" style:font-style-asian="italic"/>
    </style:style>
    <style:style style:name="T340" style:parent-style-name="Policepardéfaut" style:family="text">
      <style:text-properties style:font-name="Courier New" fo:font-weight="bold" style:font-weight-asian="bold" fo:font-style="italic" style:font-style-asian="italic"/>
    </style:style>
    <style:style style:name="T341" style:parent-style-name="Policepardéfaut" style:family="text">
      <style:text-properties style:font-name="Courier New"/>
    </style:style>
    <style:style style:name="T342" style:parent-style-name="Policepardéfaut" style:family="text">
      <style:text-properties style:font-name="Courier New"/>
    </style:style>
    <style:style style:name="T343" style:parent-style-name="Policepardéfaut" style:family="text">
      <style:text-properties style:font-name="Courier New"/>
    </style:style>
    <style:style style:name="T344" style:parent-style-name="Policepardéfaut" style:family="text">
      <style:text-properties style:font-name="Courier New"/>
    </style:style>
    <style:style style:name="T345" style:parent-style-name="Policepardéfaut" style:family="text">
      <style:text-properties style:font-name="Courier New"/>
    </style:style>
    <style:style style:name="T346" style:parent-style-name="Policepardéfaut" style:family="text">
      <style:text-properties style:font-name="Courier New"/>
    </style:style>
    <style:style style:name="T347" style:parent-style-name="Policepardéfaut" style:family="text">
      <style:text-properties style:font-name="Courier New"/>
    </style:style>
    <style:style style:name="T348" style:parent-style-name="Policepardéfaut" style:family="text">
      <style:text-properties style:font-name="Courier New"/>
    </style:style>
    <style:style style:name="T349" style:parent-style-name="Policepardéfaut" style:family="text">
      <style:text-properties style:font-name="Courier New"/>
    </style:style>
    <style:style style:name="T350" style:parent-style-name="Policepardéfaut" style:family="text">
      <style:text-properties style:font-name="Courier New"/>
    </style:style>
    <style:style style:name="T351" style:parent-style-name="Policepardéfaut" style:family="text">
      <style:text-properties style:font-name="Courier New"/>
    </style:style>
    <style:style style:name="T352" style:parent-style-name="Policepardéfaut" style:family="text">
      <style:text-properties style:font-name="Courier New" fo:font-weight="bold" style:font-weight-asian="bold" fo:font-style="italic" style:font-style-asian="italic"/>
    </style:style>
    <style:style style:name="T353" style:parent-style-name="Policepardéfaut" style:family="text">
      <style:text-properties style:font-name="Courier New"/>
    </style:style>
    <style:style style:name="T354" style:parent-style-name="Policepardéfaut" style:family="text">
      <style:text-properties style:font-name="Courier New"/>
    </style:style>
    <style:style style:name="T355" style:parent-style-name="Policepardéfaut" style:family="text">
      <style:text-properties style:font-name="Courier New"/>
    </style:style>
    <style:style style:name="T356" style:parent-style-name="Policepardéfaut" style:family="text">
      <style:text-properties style:font-name="Courier New"/>
    </style:style>
    <style:style style:name="T357" style:parent-style-name="Policepardéfaut" style:family="text">
      <style:text-properties style:font-name="Courier New"/>
    </style:style>
    <style:style style:name="T358" style:parent-style-name="Policepardéfaut" style:family="text">
      <style:text-properties style:font-name="Courier New"/>
    </style:style>
  </office:automatic-styles>
  <office:body>
    <office:text text:use-soft-page-breaks="true">
      <text:p text:style-name="P1">Antarsia :</text:p>
      <text:p text:style-name="P2"/>
      <text:p text:style-name="P3"/>
      <text:p text:style-name="P4">Histoire Globale :</text:p>
      <text:p text:style-name="P5">Un monde de paix forgé par des dieux très anciens. Ce monde repose maintenant sur une multitude de critère. Lorsque les dieux régnaient sur terre. La<text:s/>paix n'était pas possible. Un des dieux, Ostéros a convaincu une majorité des dieux que la terre devait être détruite. Il méprisait la terre et détruisait toute chose qu'il croisait lorsqu'il se déplaçait.</text:p>
      <text:p text:style-name="P6">Deux clans se créèrent, l'un voulu sauver cette planète et l’autre voulu la détruire. Les Uldériens avec Ostéros à leur commandement ne cherchaient qu'à la nuire et les Albarosiens quant à eux cherchaient à la protéger.</text:p>
      <text:p text:style-name="P7">Lors d'une bataille, les Albarosiens réussirent à anéantir une grande partie des Uldériens. Ils enfermèrent Ostéros à jamais dans les profondeurs de la terre. Cette dernière phase était difficile à expliquer (certains nient clairement cette partie de l'histoire).</text:p>
      <text:p text:style-name="P8">Les dieux en guerre n’étaient pas une mince affaire. Chaque clan créait des armées pour anéantir l'autre.</text:p>
      <text:p text:style-name="P9">Ils créèrent des forteresses pour régner sur les territoires.</text:p>
      <text:p text:style-name="P10">Les terres furent ravagées et les continents détruits.</text:p>
      <text:p text:style-name="P11">La guerre pris fin. Les Albarosiens gagnant, décidèrent de détruire à jamais les<text:s/>continents maudits de la terre et créèrent<text:s/>de nouveaux continents.</text:p>
      <text:p text:style-name="P12">Sur l'un d'entre eux, ils créèrent un peuple qu'ils appelèrent « Gardiens » Leur but était de protéger la terre. Les dieux leurs apprirent tout ce qu'ils savaient. Ils gérèrent la terre comme les dieux leur appris. Seulement au fils des<text:s/>âges. Les gardiens devenaient de moins en moins croyant sauf certains. Ils ne comprenaient plus tous la volonté des dieux. Certains se relevèrent contre la loi divine. Contre celle que les dieux établirent. Certains défièrent les lois sacrées. La découverte de toute forme de magie et de pouvoir pendant cette période de révolution était phénoménale. Certains découvrirent la magie occulte.</text:p>
      <text:p text:style-name="P13">Un groupe de gardien en expéditions. Sous la garde de la confrérie des gardiens de la magie<text:s/>d'Etéria. Découvrirent le tombeau des Uldériens. Sans le vouloir ils libérèrent Ostéros.</text:p>
      <text:p text:style-name="P14">Celui-ci libéré transforma la plupart des continents en marécages ou en forêt lugubre. Il détruisit la plupart des villes gardiennes et laissèrent à ceux-ci une ville.</text:p>
      <text:p text:style-name="Standard"><text:span text:style-name="T15">Ainsi Ostéros pouvait s'amuser avec eux. Il jouait avec la vie des Gardiens. Si bien que bientôt il fut nommé<text:s/></text:span><text:span text:style-name="T16">le Dieu F</text:span><text:span text:style-name="T17">ossoyeur</text:span><text:span text:style-name="T18">. Ostéros ne trouvait pas cela assez amusant à son goût. Il partit s'installer dans une forteresse et créa une armée, qu'il s’a</text:span><text:span text:style-name="T19">musait à façonner à son image. Ou il relevait simplement les gardiens morts. Quoi de mieux que d'envoyer son mari tuer sa femme et ses enfants. Les gardiens ne se sentirent pas vaincu pour autant. Ils se battirent et se battent encore jusqu’à la mort, hono</text:span><text:span text:style-name="T20">rant les Albarosiens, contre les hordes d'Ostéros.</text:span></text:p>
      <text:p text:style-name="P21"/>
      <text:soft-page-break/>
      <text:p text:style-name="Standard"><text:span text:style-name="T22">Consélarus :</text:span></text:p>
      <text:p text:style-name="Standard"/>
      <text:p text:style-name="Standard"><text:span text:style-name="T23">Levant à la lueur de la lune sa lanterne. Le Gardien Consélarus avançait de la cathédrale d'Ana Dora vers le petit mausolée.</text:span></text:p>
      <text:p text:style-name="Standard"><text:span text:style-name="T24">Ce mausolée autrefois en terre sacrée s'est retrouvée perdue au fo</text:span><text:span text:style-name="T25">nd d'un marécage après la réouverture des tombeaux des Uldériens. On y trouvait tout autour des arbres abandonnés, mort et des anciennes tombes à moitiés ensevelies. Consélarus avait aperçu une lueur, une petite lumière qui bougeait. A part des lucioles qu</text:span><text:span text:style-name="T26">i égaillaient les lieux, l'endroit était fort sinistre et brumeux. C'était<text:s/></text:span><text:span text:style-name="T27">l’un de ces lieux où</text:span><text:span text:style-name="T28"><text:s/>l'on ne veut pas se<text:s/></text:span><text:span text:style-name="T29">retrouver de</text:span><text:span text:style-name="T30"><text:s/>nuit. Les plantes étaient colorées mais fermée à la fois. La brume épaissit le tout. Ne laissant plus à la lumière</text:span><text:span text:style-name="T31"><text:s/>la moindre chance de passer. Consélarus arrivait devant la crypte. Elle était ouverte... Quelqu'un avait ef</text:span><text:span text:style-name="T32">fectivement fait chemin par ici</text:span><text:span text:style-name="T33">.<text:s/></text:span><text:span text:style-name="T34">Était-il</text:span><text:span text:style-name="T35"><text:s/>encore sur les lieux ? Notre Gardien avança, torche à la main, essayant d’éclairer la salle au fur et<text:s/></text:span><text:span text:style-name="T36">à</text:span><text:span text:style-name="T37"><text:s/>m</text:span><text:span text:style-name="T38">esure qu'il avançait. Soudain, il s’arrêta. Une femme vêtu de mauve se trouva devant lui. En s'approchant, le rouge changeât de couleur, en pourpre. Elle était de dos, assise en position de prière. Il mit la main sur l'épaule de la dame. Un morceau de tiss</text:span><text:span text:style-name="T39">u glissa alors comme un serpent le long du bras de Consélarus. Le tissu se déployait autour du gardien. Le souleva et le plaqua au sol. La dame volait<text:s/></text:span><text:span text:style-name="T40">au-dessus</text:span><text:span text:style-name="T41"><text:s/>de lui. Ce n'était plus une dame mais un amas de tissu animé, plus communément appelé Texuria.<text:s/></text:span><text:span text:style-name="T42">Les<text:s/></text:span><text:span text:style-name="T43">bouts</text:span><text:span text:style-name="T44"><text:s/>de tissu étouffèrent le Gardien. Il mourra quelques secondes plus tard. Le tissu volant brisa la lampe du Gardien, pris un morceau de verre et coupa le poignet de l'homme. Un bout de tissu se posa sur la plaie et absorba ainsi tout le sang qui éma</text:span><text:span text:style-name="T45">nait du pauvre gardien. Pressant<text:s/></text:span><text:span text:style-name="T46">celui-ci</text:span><text:span text:style-name="T47"><text:s/>jusqu’à ce qu'aucune goutte ne reste en lui.</text:span></text:p>
      <text:p text:style-name="Standard"/>
      <text:p text:style-name="Standard"><text:span text:style-name="T48">Un<text:s/></text:span><text:span text:style-name="T49">Texuria</text:span><text:span text:style-name="T50"><text:s/>– Amas de Tissu-Spectre.</text:span></text:p>
      <text:p text:style-name="Standard"><text:span text:style-name="T51">Se nourrit du sang de ses victimes</text:span></text:p>
      <text:p text:style-name="Standard"><text:span text:style-name="T52">Fragile au feu.</text:span></text:p>
      <text:p text:style-name="Standard"><text:span text:style-name="T53">On ne sait pas si c'est un sortilège ou un spectre qu'un étranger habi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
      <text:p text:style-name="Standard"><text:span text:style-name="T55">La cathédrale d'Ana Dora :</text:span></text:p>
      <text:p text:style-name="Standard"/>
      <text:p text:style-name="Standard"><text:span text:style-name="T56">Cet endroit abrite de nombreux monstres et créatures plus étrange ou bizarre qu'on ne peut imaginer ou voir. A première vue tout semble normal lorsqu'on y fait le premier pas mais,<text:s/></text:span><text:span text:style-name="T57">dès</text:span><text:span text:style-name="T58"><text:s/>qu'on a le dos tourné, les objets</text:span><text:span text:style-name="T59"><text:s/>s'animent, se déplacent. La plupart des monstres de la cathédrale sont des monstres errants ou des spectres.</text:span></text:p>
      <text:p text:style-name="Standard"/>
      <text:p text:style-name="Standard"><text:span text:style-name="T60">Les réméras : Les réméras sont des esprits ayant eu une mort perturbée. Ils sont souvent<text:s/></text:span><text:span text:style-name="T61">morts</text:span><text:span text:style-name="T62"><text:s/>dans un accident. Tout esprit vivant peu devenir un</text:span><text:span text:style-name="T63"><text:s/>réméra et peu d'entre eux peuvent se comprendre ou se supporter entre eux.</text:span></text:p>
      <text:p text:style-name="Standard"><text:span text:style-name="T64">Ils prennent souvent l'apparence d'objets de mobiliers ou d'objets de la vie courante.<text:s/></text:span><text:span text:style-name="T65">Dès</text:span><text:span text:style-name="T66"><text:s/>qu'on ne regarde pas, toutes les pièces de l’objet se défont et se place de manière à ref</text:span><text:span text:style-name="T67">ormer l’être qui était vivant autre fois avant de devenir réméra.</text:span></text:p>
      <text:p text:style-name="Standard"><text:span text:style-name="T68">Les mimes, mimiques ou autres boites enchantées sont souvent des réméra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9">Endroit remarquable :</text:span></text:p>
      <text:p text:style-name="Standard"/>
      <text:list text:style-name="LFO1" text:continue-numbering="true">
        <text:list-item>
          <text:p text:style-name="P70"><text:span text:style-name="T71">Etéria : la cité gardienne.</text:span></text:p>
        </text:list-item>
        <text:list-item>
          <text:p text:style-name="P72"><text:span text:style-name="T73">L'auberge du Lion Doré.</text:span></text:p>
        </text:list-item>
        <text:list-item>
          <text:p text:style-name="P74"><text:span text:style-name="T75">Gana<text:s/></text:span><text:span text:style-name="T76">(village)</text:span></text:p>
        </text:list-item>
        <text:list-item>
          <text:p text:style-name="P77"><text:span text:style-name="T78">Cathédrale d'Ana Dora</text:span></text:p>
        </text:list-item>
        <text:list-item>
          <text:p text:style-name="P79"><text:span text:style-name="T80">Gorwell : un endroit de marché célèbre</text:span></text:p>
        </text:list-item>
        <text:list-item>
          <text:p text:style-name="P81"><text:span text:style-name="T82">Marécage d'Ursong</text:span></text:p>
        </text:list-item>
        <text:list-item>
          <text:p text:style-name="P83"><text:span text:style-name="T84">Lorséa</text:span></text:p>
        </text:list-item>
        <text:list-item>
          <text:p text:style-name="P85"><text:span text:style-name="T86">Animia</text:span></text:p>
        </text:list-item>
        <text:list-item>
          <text:p text:style-name="P87"><text:span text:style-name="T88">Foret de Narsong</text:span></text:p>
        </text:list-item>
        <text:list-item>
          <text:p text:style-name="P89"><text:span text:style-name="T90">Otérions : une cité de marchant et de malfrat</text:span></text:p>
        </text:list-item>
        <text:list-item>
          <text:p text:style-name="P91"><text:span text:style-name="T92">la mer d'Antarsia</text:span></text:p>
        </text:list-item>
        <text:list-item>
          <text:p text:style-name="P93"><text:span text:style-name="T94">Bottera : ville portuaire</text:span></text:p>
        </text:list-item>
        <text:list-item>
          <text:p text:style-name="P95"><text:span text:style-name="T96">Lac de Bottera</text:span></text:p>
        </text:list-item>
        <text:list-item>
          <text:p text:style-name="P97"><text:span text:style-name="T98">Pic de la côte d'Otérion</text:span></text:p>
        </text:list-item>
        <text:list-item>
          <text:p text:style-name="P99"><text:span text:style-name="T100">Morothir : L'ancienne citée naine.</text:span></text:p>
        </text:list-item>
        <text:list-item>
          <text:p text:style-name="P101"><text:span text:style-name="T102">Tarni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3"/>
      <text:p text:style-name="Standard"><text:span text:style-name="T104">L'auberge du lion doré :</text:span></text:p>
      <text:p text:style-name="Standard"/>
      <text:p text:style-name="Standard"><text:span text:style-name="T105">Le soleil se couche, la nuit s'installe. Et la brume avec. Un cavalier approche de l'auberge du lion doré. Il descend de son cheval et l'attache. Un homme<text:s/></text:span><text:span text:style-name="T106">sort de l'auberge, la musique se fait alors entendre. L'homme met son voile, un capuchon sur la tête et fait route vers l'horizon. Notre cavalier profite de la porte ouverte pour rentrer dans le bâtiment. Une soirée</text:span><text:span text:style-name="T107"><text:s/>y avait lieu, u</text:span><text:span text:style-name="T108">n groupe de musique locale<text:s/></text:span><text:span text:style-name="T109">s'était installé près du feu</text:span><text:span text:style-name="T110"><text:s/>qui</text:span><text:span text:style-name="T111"><text:s/>avait été<text:s/></text:span><text:span text:style-name="T112">allumé</text:span><text:span text:style-name="T113"><text:s/>pour l’occasion. Des enfants frappaient dans l</text:span><text:span text:style-name="T114">eurs</text:span><text:span text:style-name="T115"><text:s/>mains<text:s/></text:span><text:span text:style-name="T116">au rythme de la musique en r</text:span><text:span text:style-name="T117">egardant attentivement les musiciens</text:span><text:span text:style-name="T118">. Le cavalier s'assit<text:s/></text:span><text:span text:style-name="T119">à</text:span><text:span text:style-name="T120"><text:s/>une table<text:s/></text:span><text:span text:style-name="T121">proche de l'entrée et se joignit</text:span><text:span text:style-name="T122"><text:s/>à la fêt</text:span><text:span text:style-name="T123">e. Tout le monde semblait l'inviter. La soirée fut agréable et heureuse. Le lendemain, notre cavalier paya sa nuitée et sorti de l'auberge. A<text:s/></text:span><text:span text:style-name="T124">l’ instant où</text:span><text:span text:style-name="T125"><text:s/>il sorti, il remarqua que son cheval avait disparu. L'attache avait été arrachée et du sang,<text:s/></text:span><text:span text:style-name="T126">voilà</text:span><text:span text:style-name="T127"><text:s/>ce</text:span><text:span text:style-name="T128"><text:s/>qui restait du cheval</text:span><text:span text:style-name="T129">.</text:span></text:p>
      <text:p text:style-name="Standard"><text:span text:style-name="T130">Les nuits ne sont jamais<text:s/></text:span><text:span text:style-name="T131">sûres</text:span><text:span text:style-name="T132"><text:s/>à Antarsi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3">La confrérie des Tarnitiens :</text:span></text:p>
      <text:p text:style-name="Standard"/>
      <text:p text:style-name="Standard"><text:span text:style-name="T134">La confrérie des Tarnitiens existe depuis plus de 1200 années. Elle fut<text:s/></text:span><text:span text:style-name="T135">créée</text:span><text:span text:style-name="T136"><text:s/>après la bataille de Tarnis. Une région<text:s/></text:span><text:span text:style-name="T137">éloignée. Les peuples humains d'Antarsia avaient participé à cette bataille. La confrérie<text:s/></text:span><text:span text:style-name="T138">eue</text:span><text:span text:style-name="T139"><text:s/>pour but de protéger les terres de la guerre entre les peuples. Aujourd'hui, elle compte plus d'une centaine d'humains Gardiens à ordre. Le « Grand » est un titre<text:s/></text:span><text:span text:style-name="T140">attribué au membre le plus sage de l'ordre. On se remet à lui lorsque question se pose. On devient « Grand » lorsque l'ancien « Grand » meurt et qu'on a assez de sagesse face au monde d'Antarsia. La confrérie installe des campements par ci par<text:s/></text:span><text:span text:style-name="T141">là</text:span><text:span text:style-name="T142">. Lorsque<text:s/></text:span><text:span text:style-name="T143">les zones sont en danger chaque frère Tarnitiens à des devoirs envers sa région et choisis de servir contre le mal. La magie est peu courante mais, enseignée car on ne combat pas une créature magique mieux qu'en connaissance de cause.</text:span></text:p>
      <text:p text:style-name="Standard"/>
      <text:p text:style-name="Standard"><text:span text:style-name="T144">Leur Symbole : (voir</text:span><text:span text:style-name="T145"><text:s/>dossier référen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6">Le lac de Bottera :</text:span></text:p>
      <text:p text:style-name="Standard"/>
      <text:p text:style-name="Standard"><text:span text:style-name="T147">Le lac de Bottera regorgeait de créatures étranges. Une cabane de pêcheur traînait non loin du sentier qui amenait au lac. On raconte qu'un lieu remarquable<text:s/></text:span><text:span text:style-name="T148">se trouve à proximité</text:span><text:span text:style-name="T149">.<text:s/></text:span><text:span text:style-name="T150">Personne ne sait où</text:span><text:span text:style-name="T151">, il<text:s/></text:span><text:span text:style-name="T152">semble</text:span><text:span text:style-name="T153"><text:s/>que parfois des<text:s/></text:span><text:span text:style-name="T154">phénomènes étranges se déroulent ici</text:span><text:span text:style-name="T155">.<text:s/></text:span><text:span text:style-name="T156">La population locale semble vouloir éviter ce lieu</text:span><text:span text:style-name="T157">.<text:s/></text:span><text:span text:style-name="T158">Seuls les plus sages et les plus vertueux osent s’y rendre afin de pêch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59">Le village de pêcheur de Bottera</text:span><text:span text:style-name="T160"> :</text:span></text:p>
      <text:p text:style-name="Standard"/>
      <text:p text:style-name="Standard"><text:span text:style-name="T161">À Bottera, tout le monde se connait</text:span><text:span text:style-name="T162">.<text:s/></text:span><text:span text:style-name="T163"><text:s/></text:span><text:span text:style-name="T164">Petit village côtier du Sud d'Antarsia.<text:s/></text:span><text:span text:style-name="T165">Quelques maisons<text:s/></text:span><text:span text:style-name="T166">par-ci par-là, un petit marché et une<text:s/></text:span><text:span text:style-name="T167">place</text:span><text:span text:style-name="T168"><text:s/>principale où l'on se réunit pour les fêtes. Un beau jour, venu des eaux, arrivât un petit bateau de pêche inconnu. Ceux-ci servant parfois de transport.</text:span></text:p>
      <text:p text:style-name="Standard"><text:span text:style-name="T169">Sur<text:s/></text:span><text:span text:style-name="T170">ce</text:span><text:span text:style-name="T171"><text:s/>bateau, il y avait comme une inscription « voir im</text:span><text:span text:style-name="T172">age »</text:span></text:p>
      <text:p text:style-name="Standard"><text:span text:style-name="T173">Les deux carrés veulent dire « mise à mort ».</text:span></text:p>
      <text:p text:style-name="P174">Une famille était à bord du « Garrel ». Un homme, sa femme et une petite fille. Lorsqu'ils arrivèrent sur l'île. Ils se présentèrent comme la famille « Garrel ». Leur mise à mort fut<text:s/>ratés, aucune flèche<text:s/>de feu n'avait touché leur bateau, ils réussirent à se détacher et profitèrent du bateau pour s’enfuir. Ils habitent maintenant une petite maison que<text:s/>Mr Garrel réaménagea en manoir<text:s/>sur le point le plus haut<text:s/>du village. La rapidité avec laquelle Mr Garrel réaménagea la maison fut telle que la population locale raconta une série de rumeurs sur cette famille : « Avez-vous vu ce manoir, Il est impossible de faire aussi vite. Ce doit être une famille de sorcier pour sûr » ; « il n’y a qu’une famille de vampire pour vouloir vivre dans un manoir aussi lugubre » ; «  Je suis certain que ce sont des nécromants et qu’ils cachent des cadavres dans leur cave afin d’y faire des expérienc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75">Mon aventure au Lion Doré :</text:span></text:p>
      <text:p text:style-name="Standard"/>
      <text:p text:style-name="Standard"><text:span text:style-name="T176">Ce<text:s/></text:span><text:span text:style-name="T177">soir-là</text:span><text:span text:style-name="T178">, je<text:s/></text:span><text:span text:style-name="T179">trouvai</text:span><text:span text:style-name="T180"><text:s/></text:span><text:span text:style-name="T181">refuge dans une auberge locale : « </text:span><text:span text:style-name="T182">L'auberge du Lion<text:s/></text:span><text:span text:style-name="T183">Doré</text:span><text:span text:style-name="T184"> </text:span><text:span text:style-name="T185">»,</text:span><text:span text:style-name="T186"><text:s/>un nom accrocheur pour une auberge de misérable facture</text:span><text:span text:style-name="T187">. Je<text:s/></text:span><text:span text:style-name="T188">rentrai</text:span><text:span text:style-name="T189"><text:s/>dans la cour, remarquant la maison attachée à l'auberge, je remarquais une pierre frappée du symbole des Tarnitiens. Ils ont<text:s/></text:span><text:span text:style-name="T190">dû</text:span><text:span text:style-name="T191"><text:s/>mettre<text:s/></text:span><text:span text:style-name="T192">ce</text:span><text:span text:style-name="T193"><text:s/>sceau pour protéger les lieux.</text:span></text:p>
      <text:p text:style-name="Standard"><text:span text:style-name="T194">Je<text:s/></text:span><text:span text:style-name="T195">rentrai</text:span><text:span text:style-name="T196"><text:s/>dans l'auberge, il n'y avait pas grand monde. Le tavernier ga</text:span><text:span text:style-name="T197">rdait son comptoir et sa fem</text:span><text:span text:style-name="T198">me lavait le sol près du coin où</text:span><text:span text:style-name="T199"><text:s/>un feu semblait s'établir en soirée. Je m'assis à une table. Après m’être installé, un homme s'approcha de moi et me dit : « Mon gars, je me sentais seul dans mon coin, puis je me joindre à toi ?</text:span><text:span text:style-name="T200"> »<text:s/></text:span><text:span text:style-name="T201">J’acquiesçai</text:span><text:span text:style-name="T202">. Il me dit ensuite qu'il<text:s/></text:span><text:span text:style-name="T203">est</text:span><text:span text:style-name="T204"><text:s/>conteur et me demanda si je<text:s/></text:span><text:span text:style-name="T205">connaissais</text:span><text:span text:style-name="T206"><text:s/>l'histoire d'Aurore. Je<text:s/></text:span><text:span text:style-name="T207">relevai</text:span><text:span text:style-name="T208"><text:s/>la tête pour le regarder et<text:s/></text:span><text:span text:style-name="T209">l’intima à raconter son histoire</text:span><text:span text:style-name="T210">. Il<text:s/></text:span><text:span text:style-name="T211">but une gorgée de sa bière</text:span><text:span text:style-name="T212"><text:s/>et se mit à parler : ‘</text:span><text:span text:style-name="T213">Il était une fois</text:span><text:span text:style-name="T214">,</text:span><text:span text:style-name="T215"><text:s/>une jeune femme si belle que quiconque croisait son regard en tombait éperdument amoureux</text:span><text:span text:style-name="T216">,<text:s/></text:span><text:span text:style-name="T217">Elle était<text:s/></text:span><text:span text:style-name="T218">vertueuse et pieuse</text:span><text:span text:style-name="T219"><text:s/>et se nommait Aurore</text:span><text:span text:style-name="T220">. Sa<text:s/></text:span><text:span text:style-name="T221">tante j</text:span><text:span text:style-name="T222">alousant son succès auprès des hommes</text:span><text:span text:style-name="T223">,<text:s/></text:span><text:span text:style-name="T224">lui lança un<text:s/></text:span><text:span text:style-name="T225">sort, une magie interdite, accélérant le vieillissement.</text:span><text:span text:style-name="T226"><text:s/>L’effet fût immédiat et la jeune femme interrogea sa tante. Celle-ci, ne voulait pas être brulé pour sorcellerie noire lui répondit : « La Nature t’as maudite, ma pauvre enfant. Mais je connais le moyen pour contrecarrer son effet. Tu dois séduire des hommes, plus tu en séduiras, moins tu veilleras.»</text:span></text:p>
      <text:p text:style-name="Standard"><text:span text:style-name="T227">La pauvre jeune femme qui jusque-là était vertueuse et pieuse</text:span><text:span text:style-name="T228"><text:s/>se transforma en une femme fatale cherchant à séduire tous les hommes qui la croisait. Elle apprit la magie noire de succube qui lui permettait de séduire un homme et d’utiliser sa force vitale afin de rester jeune et belle.’</text:span><text:span text:style-name="T229"><text:s/></text:span><text:span text:style-name="T230">Le tavernier<text:s/></text:span><text:span text:style-name="T231">laissa échapper un rire</text:span><text:span text:style-name="T232">, ayant entendu l'histoire. Il dit à l'homme d’arrêter d’effrayer les clients et l'homme parti s'asseoir seul à une table. J'écris ceci le soir même dans mes notes afin de me rappeler qu'il faut toujours se mettre en tête que<text:s/></text:span><text:span text:style-name="T233">toutes</text:span><text:span text:style-name="T234"><text:s/>les femmes sont des sorc</text:span><text:span text:style-name="T235">ière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6">Le livre Noir :</text:span></text:p>
      <text:p text:style-name="Standard"/>
      <text:p text:style-name="Standard"><text:span text:style-name="T237">Le livre Noir est un type de livre qui se veut être une bibliothèque de références, un genre d'encyclopédie sur le monde Obscure d'Antarsia et autre</text:span><text:span text:style-name="T238">s</text:span><text:span text:style-name="T239">.</text:span></text:p>
      <text:p text:style-name="Standard"><text:span text:style-name="T240">Il rassemble les monstres les plus bizarres d'Antarsia et<text:s/></text:span><text:span text:style-name="T241">classifie les créatures du monde. De 1 à 10.</text:span></text:p>
      <text:p text:style-name="Standard"><text:span text:style-name="T242">Monstres de catégories 1 étant les plus dangereux.</text:span></text:p>
      <text:p text:style-name="Standard"><text:span text:style-name="T243">Certains monstres vous feront perdre en santé mentale si vous les croiser. Ce livre répertorie cela.</text:span></text:p>
      <text:p text:style-name="Standard"><text:span text:style-name="T244">Il en existe plusieurs<text:s/></text:span><text:span text:style-name="T245">exemplaires</text:span><text:span text:style-name="T24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7">Cote D'Otérions :</text:span></text:p>
      <text:p text:style-name="Standard"/>
      <text:p text:style-name="Standard"><text:span text:style-name="T248">Otérions à une orthographe qu'on ne sait mettre au point. Otérions ou Otérion. Les sages d'Otérions n'utilisent pas le 's'</text:span><text:span text:style-name="T249"><text:s/>mais, le peuple l'écrit avec.</text:span></text:p>
      <text:p text:style-name="Standard"><text:span text:style-name="T250">C'est une ville côtière installée sur un massif. La plupart des gardiens venant de la et voulant voyager son issu de famille riche ou sont des entourloupeurs. Tout l’univers d'Otérion tourne autour de l'argent. Certaine perso</text:span><text:span text:style-name="T251">nne disent aussi que la guilde qui aurai réveillé Ostéros aurai<text:s/></text:span><text:span text:style-name="T252">renommé</text:span><text:span text:style-name="T253"><text:s/>Otérion de tel en son honneur.</text:span></text:p>
      <text:p text:style-name="Standard"/>
      <text:p text:style-name="Standard"><text:span text:style-name="T254">La ville regorge de marché. Étant une ville côtière, elle a trois quartiers<text:s/></text:span><text:span text:style-name="T255">voués</text:span><text:span text:style-name="T256"><text:s/>au commerce. Le plus grand étant celui qui accueille le marché. Il est</text:span><text:span text:style-name="T257"><text:s/>préférable pour tout étranger de ne pas s'y balader les jours de densité. Si on ne sait pas comment s'y prendre pour cacher son argent, il disparaîtra d'un claquement de doigt. Le marché était le plus grand et le plus coloré des marchés de ville d'Antarsi</text:span><text:span text:style-name="T258">a. Mais, méfiez-vous, on y trouve non seulement des aliments mais aussi des ressources interdites.</text:span></text:p>
      <text:p text:style-name="Standard"><text:span text:style-name="T259">Quelques parties sombres du marché ne sont voué qu'au culte<text:s/></text:span><text:span text:style-name="T260">obscur</text:span><text:span text:style-name="T261">. D'ailleurs on y trouve des bougies rouges ou des animaux, bien qu’appeler cela des anima</text:span><text:span text:style-name="T262">ux,<text:s/></text:span><text:span text:style-name="T263">ça</text:span><text:span text:style-name="T264"><text:s/>ne tiens qu'</text:span><text:span text:style-name="T265">à</text:span><text:span text:style-name="T266"><text:s/>vous. Démenta, Arcrocs<text:s/></text:span><text:span text:style-name="T267">(poissons</text:span><text:span text:style-name="T268"><text:s/>cannibales, griffon sandré),... etc.</text:span></text:p>
      <text:p text:style-name="Standard"><text:span text:style-name="T269">L'allure de ses quartiers ne paye pas de mine, malgré le fait que<text:s/></text:span><text:span text:style-name="T270">ce</text:span><text:span text:style-name="T271"><text:s/>soit propre cela semble toujours sale et en désordre. Une vendeuse de bouquin célèbre s'y trouv</text:span><text:span text:style-name="T272">e : Sarah Kosak.</text:span></text:p>
      <text:p text:style-name="Standard"><text:span text:style-name="T273">Tous</text:span><text:span text:style-name="T274"><text:s/>les bouquins portent la marque suivante : « voir références ».</text:span></text:p>
      <text:p text:style-name="Standard"><text:span text:style-name="T275">si il vous arrivait d'ouvrir un bouquin de Mme Kosak sans que vous en soyez le propriétaire, vous serez sûrement paralysé ou le bouquin vous lancerait certainement une mal</text:span><text:span text:style-name="T276">édiction. Du moins c'est ce que les gens raconte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77">Histoire de Tom Harwell :</text:span></text:p>
      <text:p text:style-name="Standard"/>
      <text:p text:style-name="Standard"><text:span text:style-name="T278">Dans le livre de Tom Harwell, à la page 52 commence l'histoire de<text:s/></text:span><text:span text:style-name="T279">son récit</text:span><text:span text:style-name="T280"><text:s/>dans les parties<text:s/></text:span><text:span text:style-name="T281">oubliées</text:span><text:span text:style-name="T282"><text:s/>du pays d'Antarsia.</text:span></text:p>
      <text:p text:style-name="Standard"><text:span text:style-name="T283">Tom raconte ceci : « Je ne<text:s/></text:span><text:span text:style-name="T284">pus</text:span><text:span text:style-name="T285"><text:s/>en<text:s/></text:span><text:span text:style-name="T286">croire mes yeux. La veille j'étais arrivé ici, il devait être le milieu de la nuit. Je n'y<text:s/></text:span><text:span text:style-name="T287">voyais</text:span><text:span text:style-name="T288"><text:s/>pas<text:s/></text:span><text:span text:style-name="T289">grand-chose</text:span><text:span text:style-name="T290">. Quel surprise se matin. La marée montante avait englouti tout autour de moi. Il ne restait que mon campement et un chemin qui remontait vers<text:s/></text:span><text:span text:style-name="T291">l'ancien mont nain : « Mordhir ».</text:span></text:p>
      <text:p text:style-name="Standard"><text:span text:style-name="T292">Je fis mes affaires et parti dans cette direction. Pas une barque à l'horizon. Je n'étais pas venu pour visiter l'ancienne forteresse mais, il<text:s/></text:span><text:span text:style-name="T293">semblera</text:span><text:span text:style-name="T294"><text:s/>que mon chemin me pousse pas<text:s/></text:span><text:span text:style-name="T295">là</text:span><text:span text:style-name="T296">. Je<text:s/></text:span><text:span text:style-name="T297">passai</text:span><text:span text:style-name="T298"><text:s/>le col en longeant la monta</text:span><text:span text:style-name="T299">gne. Ses mains construisent d'une manière assez ingénieuse, cela tiens des années (leurs constructions).Une fois en<text:s/></text:span><text:span text:style-name="T300">haut,</text:span><text:span text:style-name="T301"><text:s/>une surprise se fut pour moi.</text:span></text:p>
      <text:p text:style-name="Standard"><text:span text:style-name="T302">Je n'imaginais pas ce lieu si majestueux.</text:span></text:p>
      <text:p text:style-name="Standard"><text:span text:style-name="T303">La forteresse était construite dans un creux, le centre d'une</text:span><text:span text:style-name="T304"><text:s/>vallée. Ils ont<text:s/></text:span><text:span text:style-name="T305">creusé</text:span><text:span text:style-name="T306"><text:s/>la terre et la roche pour façonner des structures. Des temples remplis d'herbes étaient installé un peu partout. C'es</text:span><text:span text:style-name="T307">t ce qui a causer leur pertes (</text:span><text:span text:style-name="T308">les nains sont des guerriers, des bons, mais, ils vénèrent leur dieu<text:s/></text:span><text:span text:style-name="T309">au-dessus</text:span><text:span text:style-name="T310"><text:s/>de<text:s/></text:span><text:span text:style-name="T311">tout. Lorsque les hordes d'Ostéros débarquèrent, les hordes utilisèrent la magie pour contrôler les statues des dieux que les nains avaient érigée. Les nains se sont<text:s/></text:span><text:span text:style-name="T312">faits</text:span><text:span text:style-name="T313"><text:s/>massacré refusant de tuer<text:s/></text:span><text:span text:style-name="T314">leurs dieux</text:span><text:span text:style-name="T315">.) Les temples et les<text:s/></text:span><text:span text:style-name="T316">bâtiments</text:span><text:span text:style-name="T317"><text:s/>sont<text:s/></text:span><text:span text:style-name="T318">construits</text:span><text:span text:style-name="T319"><text:s/>à l'aide de<text:s/></text:span><text:span text:style-name="T320">formes particulières</text:span><text:span text:style-name="T321">. Ses cubes s’em</text:span><text:span text:style-name="T322">pilent ou plutôt s’imbriquent (</text:span><text:span text:style-name="T323">voir références) assurant ainsi une<text:s/></text:span><text:span text:style-name="T324">construction</text:span><text:span text:style-name="T325"><text:s/>stable et lourde. La magie est utilisée par les maîtres nains « mage<text:s/></text:span><text:span text:style-name="T326">de la construction</text:span><text:span text:style-name="T327"> » pour déplacer les cubes.</text:span></text:p>
      <text:p text:style-name="Standard"><text:span text:style-name="T328">Je<text:s/></text:span><text:span text:style-name="T329">n’osai</text:span><text:span text:style-name="T330"><text:s/></text:span><text:span text:style-name="T331">pas m’aventurer plus que cela. Les mines regorgent de golems et monstres en tout genre. Les golems des dieux sont encore dans les lieux. Je<text:s/></text:span><text:span text:style-name="T332">longeai</text:span><text:span text:style-name="T333"><text:s/>donc le bord de la montagne et redescendis vers Gorwell. J'écris ceci comme une histoire descriptive. Je n'ai</text:span><text:span text:style-name="T334"><text:s/>jamais parlé des nains auparavant, je<text:s/></text:span><text:span text:style-name="T335">trouvais</text:span><text:span text:style-name="T336"><text:s/>que c'était important. Je pu faire un croquis des « cubes » En réalité cela s'appelle des « ARA ».</text:span></text:p>
      <text:p text:style-name="Standard"><text:span text:style-name="T337">Je suis à mon campement, j'écris se livre pour qu'on se rappelle de mon voyage »</text:span></text:p>
      <text:p text:style-name="Standard"/>
      <text:p text:style-name="Standard"><text:span text:style-name="T338">Tom. H.</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39">Mage d</text:span><text:span text:style-name="T340">'Eteria :</text:span></text:p>
      <text:p text:style-name="Standard"/>
      <text:p text:style-name="Standard"><text:span text:style-name="T341">Lorsque l'on vous croisait et que vous portiez se symbole sur votre tablar. On savait à qui on avait à faire. Un garde de la magie d'Eteria.</text:span></text:p>
      <text:p text:style-name="Standard"><text:span text:style-name="T342">Il faut étudier la magie dés l'enfance et cela jusqu’à l'age moyen.</text:span></text:p>
      <text:p text:style-name="Standard"><text:span text:style-name="T343">Ensuite revenez à Etéria et tentez<text:s/></text:span><text:span text:style-name="T344">votre chance. Seul la volonté et la sagesse sauront vous guider aussi douer que vous soyez.</text:span></text:p>
      <text:p text:style-name="Standard"><text:span text:style-name="T345">Tout le monde sait sans savoir ce que font les mages. Ils occupent la partie céleste d'Eteria. Le quartier du parc de la magie. Il y possède le plus grand des bâtim</text:span><text:span text:style-name="T346">ents. Mais, tout le monde sait qu'ils font la « loi » dans le quartier. Beaucoup de gens ont peur d'eux et certains les admirent. A vrai dire on ne sait pas trop ce qu'ils font dans leur bâtiments certains espions disent qu'ils ont des sous terrains. Toute</text:span><text:span text:style-name="T347"><text:s/>une galerie remplie de salle sous la ville dans laquelle ils font des expériences. Ils testent de nouveaux sorts, ils en créent, ils sacrifient au nom de certains dieux Albarosiens. Quelques espions disent avoir vu des gardes de la magie parler de magie O</text:span><text:span text:style-name="T348">cculte. Les mages de la magie d'Eteria n'interviennent que si la situation est grave et que leur ville ou « trésors » sont en danger.</text:span></text:p>
      <text:p text:style-name="Standard"><text:span text:style-name="T349">Ils sont en contact avec les Tarnitiens et parfois les aident pour<text:s/></text:span><text:span text:style-name="T350">leurs apprentissages</text:span><text:span text:style-name="T351"><text:s/>de leur magie de terrai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52">Le Cercle des rencontres.</text:span></text:p>
      <text:p text:style-name="Standard"/>
      <text:p text:style-name="Standard"><text:span text:style-name="T353">Entre la ville de Gana et l'auberge du Lion Doré se situe le cercle des rencontres. On dit que c'est de cet endroit que les Albarosiens sont partis d'Antarsia. Les druides noirs ou les occultistes ont élevé<text:s/></text:span><text:span text:style-name="T354">cet endroit au rang de sacré. Un événement, dont peu ressortent vivant, à lieu tout les ans durant la période lunaire de la fête des morts. « La moisson d'Alba ». Une série de rituel ont lieu pendant la période et la magie y est très puissante. Il y a plus</text:span><text:span text:style-name="T355">ieurs groupe d'occultistes et ceux ci pratiquent le sacrifice de masse en l'honneur de leur dieu. Souvent se sont en l'honneur des dieux Uldériens mais parfois en l'honneur de dieux Albarosiens. Cet à cause de se sacrilège que la fête en porte son nom. Les</text:span><text:span text:style-name="T356"><text:s/>gens qui participent à l’événement sont souvent drogué ou alcoolisé. Certains ne le sont pas mais pratique le shamanisme en essayant d'incarner un des multiples dieux. Peu de shamanistes ou shamans pratiquant leurs prières se soir la n'en sortent vivant d</text:span><text:span text:style-name="T357">u à la quantité de magie contenue en ses lieux le soir même. Elle est tellement puissante qu'elle en devient parfois incontrôlable. Les druides noirs sacrifient quand à eu des animaux en masse. Ils utilisent leur pouvoir pour ramener à eux tout animaux à d</text:span><text:span text:style-name="T358">es kilomètres à la ronde et les laissent suffoquer dans les fumées émanant des feux de camp au allentour ou les poussent au suicide. Les Druides ne tuent jamais de leurs propres m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phael palmeri</meta:initial-creator>
    <dc:creator>raphael palmeri</dc:creator>
    <meta:creation-date>2015-12-12T17:36:00Z</meta:creation-date>
    <dc:date>2016-03-03T09:45:00Z</dc:date>
    <meta:template xlink:href="Normal.dotm" xlink:type="simple"/>
    <meta:editing-cycles>26</meta:editing-cycles>
    <meta:editing-duration>PT12540S</meta:editing-duration>
    <meta:document-statistic meta:page-count="14" meta:paragraph-count="38" meta:word-count="2964" meta:character-count="19230" meta:row-count="135" meta:non-whitespace-character-count="16304"/>
  </office:meta>
</office:document-meta>
</file>